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 officeooo:paragraph-rsid="0009b003"/>
    </style:style>
    <style:style style:name="T1" style:family="text">
      <style:text-properties fo:language="hsb" fo:country="DE"/>
    </style:style>
    <style:style style:name="T2" style:family="text">
      <style:text-properties officeooo:rsid="0009b0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99.tif.large.jpg </text:p>
      <text:p text:style-name="P1">%----------------------------------------------------------- </text:p>
      <text:p text:style-name="P1"/>
      <text:p text:style-name="P3">%----------------------------------- </text:p>
      <text:p text:style-name="P3"><text:span text:style-name="T1"/></text:p>
      <text:p text:style-name="P3">kapitl((List swj. japoštoła Pawoła na Kolosejzkich.<text:span text:style-name="T2">))</text:span></text:p>
      <text:p text:style-name="P3"/>
      <text:p text:style-name="P3"><text:span text:style-name="T2">staw((</text:span>Prěni staw.<text:span text:style-name="T2">))</text:span></text:p>
      <text:p text:style-name="P3"/>
      <text:p text:style-name="P3"><text:span text:style-name="T2">detail((</text:span>Přez Chrysta zasłužena zbóžnosć so čłowjekam přez słowo zkići.<text:span text:style-name="T2">))</text:span></text:p>
      <text:p text:style-name="P3"/>
      <text:p text:style-name="P3">%----------------------------------- </text:p>
      <text:p text:style-name="P3"/>
      <text:p text:style-name="P3">1. Pawoł, japoštoł Jezom Chrysta, přez Božu wolu, a bratr Timothej, ref((2 Kor. 1, 1.<text:span text:style-name="T2">))</text:span></text:p>
      <text:p text:style-name="P3"><text:s/></text:p>
      <text:p text:style-name="P1">2. Tym swjatym w Kolosu a wěrnym bratram w Chrystusu: Hnada budź z wami a měr wot Boha, našeho Wótca, a teho Knjeza Jezom Chrysta. </text:p>
      <text:p text:style-name="P1"/>
      <text:p text:style-name="P3">3. My so dźakujemy Bohu a Wótcu našeho Knjeza Jezom Chrysta a prosymy přeco za was, ref((Rom. 1, 8.<text:span text:style-name="T2">))</text:span></text:p>
      <text:p text:style-name="P1"/>
      <text:p text:style-name="P1">4. Dokelž smy słyšeli wot wašeje wěry do Chrystusa Jezusa a wot teje lubosće přećiwo wšitkim swjatym, </text:p>
      <text:p text:style-name="P1"/>
      <text:p text:style-name="P3">5. Teje nadźije dla, kotraž wam je wotpołožena w njebjesach, wot kotrejež sće prjedy słyšeli přez to słowo teje wěrnosće we evangeliju, ref((1 Pětr. 1, 4.<text:span text:style-name="T2">))</text:span></text:p>
      <text:p text:style-name="P1"/>
      <text:p text:style-name="P3">6. Kotrež k wam je přišło, jako tež do wšitkeho swěta, a je płódne, jako tež we was wot teho dnja, hdźež sće jo słyšeli a póznali tu hnadu Božu we wěrnosći; ref((Rom. 10, 18. Jan. 15, 16.<text:span text:style-name="T2">))</text:span></text:p>
      <text:p text:style-name="P1"/>
      <text:p text:style-name="P3">7. Jako wy tež sće nawukli wot Epaphra, našeho lubeho sobuwotročka, kotryž za was je swěrny słužomnik Chrystusowy, ref((St. 4, 12.<text:span text:style-name="T2">))</text:span></text:p>
      <text:p text:style-name="P1"/>
      <text:p text:style-name="P1">8. Kotryž tež nam je k wědźenju sčinił wašu lubosć w duchu. </text:p>
      <text:p text:style-name="P1"/>
      <text:p text:style-name="P3">9. Teho dla tež my, wot teho dnja, jako my to słyšeli smy, njepšeztanjemy so k Bohu za was modlić a prosyć, zo byšće napjelnjeni byli z póznaćom jeho wole we wšej duchomnej mudrosći a rozumje; ref((Eph. 1, 15. 16.<text:span text:style-name="T2">))</text:span></text:p>
      <text:p text:style-name="P1"/>
      <text:p text:style-name="P3">10. So byšće wy doztojnje chodźili temu Knjezej k wšemu zpodobanju a płody přinjesli we wšěm dobrym skutku a pšibjerali na Božim póznaću, ref((Eph. 4, 1. 1 Thes. 2, 12. St. 4, 1. Phil. 1, 27. 1 Kor. 1, 5.<text:span text:style-name="T2">))</text:span></text:p>
      <text:p text:style-name="P1"/>
      <text:p text:style-name="P3">11. A posylnjeni byli ze wšej mozu po jeho krasnej mocy, ke wšej wobstajnosći a zćeŕpnozći z wjesołosću; </text:p>
      <text:p text:style-name="P3"/>
      <text:p text:style-name="P3"><text:span text:style-name="T2">detail((</text:span>Epistola na 3. njedźelu adwenta.<text:span text:style-name="T2">))</text:span></text:p>
      <text:p text:style-name="P1"/>
      <text:p text:style-name="P1">12. <text:span text:style-name="T2">[</text:span>A so dźakowali temu Wótcu, kiž je nas hódnych činił k runemu herbztwu tych swjatych w swětle, </text:p>
      <text:p text:style-name="P1"/>
      <text:p text:style-name="P3">13. A je nas wutorhnuł wot wyšnozće teje ćěmnosće a nas pšeztajił do teho kralestwa swojeho lubeho Syna, ref((St. 2, 15.<text:span text:style-name="T2">))</text:span></text:p>
      <text:p text:style-name="P1"/>
      <text:p text:style-name="P3">14. Na kotrymž my mamy to wumoženje přez jeho krej, tych hrěchow wodaće; ref((Eph. 1, 7. Jap. zk. 20, 28.<text:span text:style-name="T2">))</text:span></text:p>
      <text:p text:style-name="P3"/>
      <text:p text:style-name="P3">15. Kiž je znamjo teho njewidomneho Boha, tón prěninarodźeny přede wšitkimi <text:soft-page-break/>ztworjenjemi.<text:span text:style-name="T2">]</text:span> ref((Hebr. 1, 3. Kn. Mudr. 7, 26.<text:span text:style-name="T2">))</text:span></text:p>
      <text:p text:style-name="P3"/>
      <text:p text:style-name="P3">16. Přetož přez njeho je wšitko ztworjene, štož na njebjesach a na zemi je, to wědomne a njewidźomne, njech su tróny abo knjejztwa abo fěršćinztwa abo wyšnozće: wšitko je přez njeho a jeho dla ztworjene; ref((Jan. 1, 3. 10.<text:span text:style-name="T2">))</text:span></text:p>
      <text:p text:style-name="P1"/>
      <text:p text:style-name="P3">17. A wón je prjedy wšitkich wěcow, a wšitko w nim wobzteji; ref((Přisł. 8, 25—27.<text:span text:style-name="T2">))</text:span></text:p>
      <text:p text:style-name="P3"/>
      <text:p text:style-name="P3">18. A wón je hłowa teho ćěła, to je teje cyrkwje, kiž je započatk a prěninarodźeny wot morwych, tak zo by wón přede wšitkimi wěcami prěni był. ref((1 Kor. 15, 20. Zjew. 1, 5.<text:span text:style-name="T2">))</text:span>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0.tif.large.jpg </text:p>
      <text:p text:style-name="P1">%----------------------------------------------------------- </text:p>
      <text:p text:style-name="P1"/>
      <text:p text:style-name="P1"/>
      <text:p text:style-name="P3">19. Přetož (Wótcu) je so zpodobało, zo by w nim wšitka połnosć bydliła, ref((St. 2, 9. Jan. 1, 16. St. 3, 34.<text:span text:style-name="T2">))</text:span></text:p>
      <text:p text:style-name="P1"/>
      <text:p text:style-name="P3">20. A zo by wón přez njeho wšitko ze sobu zjednał, štož je na zemi abo na njebjesach, dokelž wón měr sčini přez tu krej na swojim křižu přez so sam. ref((Rom. 5, 10. 2 Kor. 5, 19. 1 Jan. 4, 10.<text:span text:style-name="T2">))</text:span></text:p>
      <text:p text:style-name="P1"/>
      <text:p text:style-name="P3">21. A je was, kiž wy něhdy cuzy a njepřećeljo běšće přez słužbu w tych złych skutkach, ref((Epy. 2, 2. 12.<text:span text:style-name="T2">))</text:span></text:p>
      <text:p text:style-name="P1"/>
      <text:p text:style-name="P3">22. Nětk pak zjednał z ćěłom swojeho žiwota přez smjerć, zo by was postajił swjatych a bjez poswarka a bjez poroka před swojim wobličom; ref((Eph. 1, 4. St. 5, 27.<text:span text:style-name="T2">))</text:span></text:p>
      <text:p text:style-name="P3"/>
      <text:p text:style-name="P3">23. Jeli zo wostanjeće na wěrje załoženi a twjerdźi a so njedaće hnuć wot teje nadźije teho ewangelija, kotrež sće słyšeli, a je prědowane bě wšitkimi ztworjenjemi, kiž su pod njebjesami, kotrehož słužomnik ja, Pawoł, postajeny sym. ref((1 Kor. 15, 58.<text:span text:style-name="T2">))</text:span></text:p>
      <text:p text:style-name="P1"/>
      <text:p text:style-name="P3">24. Nětk wjeselu ja so při mojim ćerpjenju, kotrež za was ćerpju, a narunam na mojim ćěle, štož hišće je wostało wot tych pšećiwnozćow Khryztusowych, za jeho ćěło, kotrež ta cyrkej je, ref((2 Kor. 7, 4. Eph. 3, 13.<text:span text:style-name="T2">))</text:span></text:p>
      <text:p text:style-name="P1"/>
      <text:p text:style-name="P3">25. Kotrejž ja sym za słužomnika ztajeny po Božim zaztojńztwje, kotrež mi waše dla date je, zo by Bože słowo dopjelnjene było; ref((Eph. 3, 2.<text:span text:style-name="T2">))</text:span></text:p>
      <text:p text:style-name="P1"/>
      <text:p text:style-name="P3">26. To je ta potajnozć, kotraž je zkhowana była wot spočatka teho swěta a wot wšěch narodow hew, nětk pak je zjewjena jeho swjatym, ref((Rom. 16, 25.<text:span text:style-name="T2">))</text:span></text:p>
      <text:p text:style-name="P1"/>
      <text:p text:style-name="P3">27. Kotrymž Bóh je chcył zjewić, kotre to krasne bohatstwo tuteho potajnstwa bjez pohanami je, to pak je Chrystus bjez wami, kiž je ta nadźija teje krasnosće; ref((1 Tim. 1, 1.<text:span text:style-name="T2">))</text:span> </text:p>
      <text:p text:style-name="P1"/>
      <text:p text:style-name="P3">28. Kotrehož my pšipowjedamy a napominamy wšitkich ludźi a wučimy wšitkich ludźi we wšelkej mudrosći, tak zo bychmy poztajili kóždeho čłowjeka dokonjaneho w Chrystusu Jezusu; ref((Jan. 1, 7. Eph. 5, 27.<text:span text:style-name="T2">))</text:span></text:p>
      <text:p text:style-name="P1"/>
      <text:p text:style-name="P1">29. Wo čož so tež prózuju a wojuju po tej mocy teho, kiž mi móžnje pomha. </text:p>
      <text:p text:style-name="P1"/>
      <text:p text:style-name="P3">%----------------------------------- </text:p>
      <text:p text:style-name="P3"><text:span text:style-name="T1"/></text:p>
      <text:p text:style-name="P3"><text:span text:style-name="T2">staw((</text:span>2. staw.<text:span text:style-name="T2">))</text:span></text:p>
      <text:p text:style-name="P3"/>
      <text:p text:style-name="P3"><text:span text:style-name="T2">detail((</text:span>Wo člońzkich wuztawkach, Chrystusu, swjatej kšćeńzy a mocy jeho smjerće.<text:span text:style-name="T2">))</text:span></text:p>
      <text:p text:style-name="P3"/>
      <text:p text:style-name="P3">%----------------------------------- </text:p>
      <text:p text:style-name="P3"/>
      <text:p text:style-name="P3">1. Ja pak wam k wědźenju dam, kajku wulku starozć wo was mam a wo tych, kiž su w Laodizeji, a wo wšitkich, kotřiž moje wobličo w ćěle njejsu widźili, ref((Phil. 1, 30.<text:span text:style-name="T2">))</text:span></text:p>
      <text:p text:style-name="P3"/>
      <text:p text:style-name="P3">2. So bychu troštowane byłe wutroby tych samych, kotřiž hromadźe su w lubosći na wšitko bohatstwo teje połneje a wězteje wědomnozće, tak zo bychu póznali to potajnztwo Bože, woboje teho Wótca a Chrystusa, ref((Jan. 17, 3.<text:span text:style-name="T2">))</text:span></text:p>
      <text:p text:style-name="P3"><text:s/></text:p>
      <text:p text:style-name="P1"><text:soft-page-break/>3. W kotrymž zkhowane su wšitke ćazy teje mudrosće a teho póznaća. </text:p>
      <text:p text:style-name="P1"/>
      <text:p text:style-name="P1">4. To pak praju, zo by was nichtó njezjebał z lesnymi ryčemi; </text:p>
      <text:p text:style-name="P1"/>
      <text:p text:style-name="P3">5. Přetož hač ja runje po ćěle pola was njejsym, dha wšak z duchom sym z wami a zwjeselu so, hdyž widźu waše dobre wustajenje a wašu sylnu wěru do Chrystusa. ref((1 Kor. 5, 3. St. 14, 40. Kol. 1, 23.<text:span text:style-name="T2">))</text:span></text:p>
      <text:p text:style-name="P1"/>
      <text:p text:style-name="P1">6. Teho dla, kaž wy teho Knjeza Jezom Chrysta sće horje wzali, tak w nim khodźće; </text:p>
      <text:p text:style-name="P1"/>
      <text:p text:style-name="P3">7. Kiž wy sće zkorjenjeni a natwarjeni w nim a wobtwjerdźeni přez wěru, jako sće nawučeni; dha budźće w tej samej tak połni, zo so z dźakom pšelijeće. ref((Eph. 3, 17. Eph. 2, 22. 1 Thes. 5, 18. Kol. 3, 15.<text:span text:style-name="T2">))</text:span></text:p>
      <text:p text:style-name="P1"/>
      <text:p text:style-name="P1">8. Hladajće so, zo by was nichtó njewurubił přez swětnu mudrosć a prózdne zawjedźenje po člowječnej wučbje a po teho swěta wustajenjach, a nic po Chrystusu. </text:p>
      <text:p text:style-name="P1"/>
      <text:p text:style-name="P3">9. Přetož w nim bydli wšitka połnosć teho bójztwa ćělnje. </text:p>
      <text:p text:style-name="P3"/>
      <text:p text:style-name="P2"><text:s/></text:p>
      <text:p text:style-name="P1">%----------------------------------- </text:p>
      <text:p text:style-name="P1">% https://digital.slub-dresden.de/data/kitodo/BibltojeZ_478590679/BibltojeZ_478590679_tif/jpegs/00001601.tif.large.jpg </text:p>
      <text:p text:style-name="P1">%----------------------------------------------------------- </text:p>
      <text:p text:style-name="P1"/>
      <text:p text:style-name="P3">10. A wy sće w nim dopjelnjeni, kiž wónje hłowa wšitkich fěršćinztwow a wyšnozćow; ref((Jan. 1, 16. Eph. 1, 21.<text:span text:style-name="T2">))</text:span></text:p>
      <text:p text:style-name="P1"/>
      <text:p text:style-name="P1">11. W kotrymž wy tež wobrězani sće z wobrězanjom bjez rukow, hdyž sće so wuslekli to hrěšne ćěło na žiwoće, přez to wobrězanje Chrystusowe; 5 Mójz. 10, 16. St. 30, 6. Rom. 2, 29. </text:p>
      <text:p text:style-name="P1">12. A sće z nim pohrjebani přez křćenicu, přez kotruž wy tež sće z nim horje ztanuli přez wěru, kotruž Bóh dawa, kiž jeho je horje zbudźił wot morwych; St. 3, 1. </text:p>
      <text:p text:style-name="P1">13. A je was tež z nim žiwych sčinił, jako wy morwi běšće w hrěchach a wobrězku wašeho ćěła, a je wam wodał wšitke hrěchi; Eph. 2, 1. 5. Luk. 7, 12. </text:p>
      <text:p text:style-name="P1">14. A je wuhasnył to zapismo, kotrež přećiwo nam běše, kiž we wustajenjach wobzteješe a nam pšećiwne běše, a je to same ze srjedźa preč sčinił a na křiž pšibił; Eph. 2, 15. </text:p>
      <text:p text:style-name="P1">15. Je wurubił te fěršćinztwa a mocy, a je je zjawnje jate wjedł a nad nimi dobyće dźeržał sam přez so. </text:p>
      <text:p text:style-name="P1">16. Njedajće so teho dla nikomu sudźić jědźe abo pića dla, abo wuztajenych swjatych dnjow abo noweho měsaza abo tych sobotow dla; Rom. 14, 2. 3. </text:p>
      <text:p text:style-name="P1">17. Kotrež su zćěn byłe tych pšichodnych wěcow; ale ćěło je Chrystusowe. Hebr. 8, 5. St. 10, 1. </text:p>
      <text:p text:style-name="P1">18. Njedajće nikomu sebi tón dobytk preč wzać, hač by wón runje po swojim zdaću we jandźelzkej pokornozći a słužbje chodźił, kotrejž nihdy njeje widźił, a je podarmo naduty w swojej ćělnej mysli, Mat. 24, 4. </text:p>
      <text:p text:style-name="P1">19. Dokelž so njedźerži teje hłowy, z kotrejež to cyłe ćěło přez stawy a žiły pšihotowane so hromadu dźerži a narozće po Božim dorozćenju. Eph. 4, 15. 16. </text:p>
      <text:p text:style-name="P1">20. Hdyž wy teho dla sće z Khryztusom wotemrěli tym swětnym wustawkam, što dha so daće wot swěta jimać, jako hišće w nim byšće žiwi byli, z tajkimi wučbami? </text:p>
      <text:p text:style-name="P1">21. Ty njedyrbiš so teho pšimać, ty njedyrbiš teho wopytać, ty njedyrbiš so teho dótkać, </text:p>
      <text:p text:style-name="P1">22. Kiž wšak wšitke bjez rukomaj zańdu a su člowječne přikaznje a wučby; Jez. 29, 13. Mat. 15, 9. </text:p>
      <text:p text:style-name="P1">23. Kotrež na mudrosć podobne su přez samowuzwolenu swjatozć a pokornozć, a přez to, zo ćěło njebudźe pšešonowane ani jemu date, štož w česći k pjelnjenju žiwota słuša. 1Tim. 4, 3. 1 Tim. 5,23. </text:p>
      <text:p text:style-name="P1">3. staw. Swučowanje w bohabojozći wot ludźi w domjazym žiwjenju. Tekst na njedźelu Quazimodogeniti. IV. </text:p>
      <text:p text:style-name="P1">1. Sće-li wy teho dla z Khryztusom ztanuli, dha pytajće, štož je horjekach, hdźež Chrystus je, kiž sedźi na prawicy Božej; St. 2, 12. Rom. 86, 5. </text:p>
      <text:p text:style-name="P1">2. Wuztejće so na to, štož je horjekach, nic na to, štož na zemi je. </text:p>
      <text:p text:style-name="P1">3. Přetož wy sće wumrěli a waše žiwjenje je potajene z Khryztusom w Bosy; </text:p>
      <text:p text:style-name="P1">4. Hdyž pak Chrystus, waše žiwjenje, so zjewić budźe, tehdy budźeće tež wy z nim zjewjeni w krasnosći. Phil. 1, 21. 1 Kor. 15, 43. </text:p>
      <text:p text:style-name="P1">5. Moŕće teho dla waše stawy, kotrež su na zemi, kurwarstwo, nješwarnozć, hrozne łozkotanje, złe požadanje a lakomztwo, kotrež přibójstwo je; Eph. 5, 3. </text:p>
      <text:p text:style-name="P1">6. Kotrychž dla přińdźe hněw Boži na dźěći teje njewěry; Eph. 5, 6. </text:p>
      <text:p text:style-name="P1">7. W kotrychž wy tež něhdy sće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2.tif.large.jpg </text:p>
      <text:p text:style-name="P1">%----------------------------------------------------------- </text:p>
      <text:p text:style-name="P1"><text:s/>296 k bohabojozći. List na Kolosejzkich. (3. 4. zt.) Modlenje, chodźili, jako bjez nimi swoje žiwjenje wjedźešće. </text:p>
      <text:p text:style-name="P1">8. Nětk pak połožće to wšitko tež wot was: Hněw, surowosć, złósć, złe swarjenje, nješwarne słowa z wašeho erta. Rom. 6, 13. Eph. 4, 22. Hebr. 12, 1. </text:p>
      <text:p text:style-name="P1">9. Njełžće jedyn na druheho; slečće so stareho čłowjeka z jeho skutkami, Zach. 8, 16. Eph. 4, 25. </text:p>
      <text:p text:style-name="P1">10. A woblečće so teho noweho, kiž so wonowi k póznaću po podobnozći teho, kiž jeho je stworił; Eph. 4, 23. 24. 1 Mójz. 1, 27. </text:p>
      <text:p text:style-name="P1">11. Hdźež njeje Grichizki ani żid, wobrězanje ani njewobrězanje, ani Němz ani Sserb, ani wotročk ani frejny; ale wšitko a wšitkich je Chrystus. Rom. 10, 12. Epistola na 20. njedźelu po swj. Trojicy. </text:p>
      <text:p text:style-name="P1">12. Woblečće so teho dla, jako ći wuzwoleni Boži, swjeći a lubi, wutrobnu smilnosć, dobroćiwosć, ponižnozć, ćichomnozć, sćerpliwosć; Eph. 4, 24. 32. </text:p>
      <text:p text:style-name="P1">13. Snjesće jedyn druheho a wodajće sebi bjez sobu, hdyž štó někajku skóržbu na druheho ma; runje kaž wam Chrystus wodał je, tak tež wy. Eph. 4, 2. </text:p>
      <text:p text:style-name="P1">14. Wyše wšeho pak woblečće so tu lubosć, kotraž je zwjazk teho dokonjenja. </text:p>
      <text:p text:style-name="P1">15. A tón měr Boži wudźěl dobyće we wašich wutrobach, k kotremuž tež wy powołani sće w jednym ćěle, a budźće dźakomni. Phil. 4, 7. Kol. 2, 7. </text:p>
      <text:p text:style-name="P1">16. Dajće temu słowu Khryztusowemu bjez wami bohaće bydlić we wšej mudrosći; roswučće a napominajće so sami z pzalmami a z khwalobnymi a z duchownymi khěrlušemi, luboznje zpěwajo temu Knjezej w swojej wutrobje. 1 Kor. 1, 5. Eph. 5, 1o. </text:p>
      <text:p text:style-name="P1">17. A wšitko, štož wy činiće ze słowami abo ze skutkami, to čińće wšitko w mjenje teho Knjeza Jezusa a dźakujće so Bohu a temu Wótcu přez njeho. 1 gor. 10, z1. </text:p>
      <text:p text:style-name="P1">18. Wy žony, budźće poddane swojim mužam, kaž so hodźi, w tym Knjezu. Eph. 5, 22. 1 Pětr. 3, 1. 6. </text:p>
      <text:p text:style-name="P1">19. Wy mužojo, lubujće swoje žony a njehóršće so z nimi. Eph. 5, 25. 1 Pětr. 3, 7. </text:p>
      <text:p text:style-name="P1">20. Wy dźěći, budźće posłušne tym staršim we wšěch wěcach; přetož to so temu Knjezej derje lubi. Eph. 6, 1. </text:p>
      <text:p text:style-name="P1">21. Wy nanojo, njeroszłobće swoje dźěći, zo bychu mysl a rozum njezhubiłe. Eph. 6, 4. </text:p>
      <text:p text:style-name="P1">22. Wy wotročcy, budźće posłušni we wšěch wěcach swojim ćělnym knježim, nic ze słužbu před wočomaj, jako čłowjekam k lubosći, ale z wutrobnej swěrnozću a z bohabojaznozću. Eph. 6, 5. 1 Tim. 6, 1. Tit. 2, 9. 10. 1 Pětr. 2, 18. </text:p>
      <text:p text:style-name="P1">23. A wšitko, štož wy činiće, to čińće radźi z wutrobu, jako temu Knjezej a nic jako čłowjekam; Eph. 6, 7. </text:p>
      <text:p text:style-name="P1">24. Přetož wy wěsće, zo wy wot Boha budźeće dostać mzdu teho herbztwa; přetož wy słužiće temu Knjezej Chrystusej. </text:p>
      <text:p text:style-name="P1">25. Štóž pak njeprawje čini, tón budźe dostać, štož je njeprawje činił; přetož člorzke pohladanje tu njepłaći. Jap. zk. 10, 34. St. 4. Scht. 1. Wy knježa, štož prawe a rune je, to wopokažće wotročkam, a wěsće, zo tež wy Knjeza maće w njebjesach. Eph. 6, 9. </text:p>
      <text:p text:style-name="P1">4. staw. Wo kšezćijanow modlenju a mudrym zadźerženju. </text:p>
      <text:p text:style-name="P1">2. Wostańće při modlitwje a wachujće w tej samej z dźakowanjom; Luk. 18, 1 c. Rom. 12, 12. 1 Thes. 5, 17. </text:p>
      <text:p text:style-name="P1">3. Modlće so tež sobu za nas, zo by nam Bóh durje teho słowa wotewrił, tak zo bychmy to potajnztwo Chrystusowe rěčeli, kotrehož dla tež ja zwjazany sym; Eph. 6, 19. 2 Thes. 3, 1. Rom. 15, 30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3.tif.large.jpg </text:p>
      <text:p text:style-name="P1">%----------------------------------------------------------- </text:p>
      <text:p text:style-name="P1"><text:s/>postrowjenja. (St. 1.) 1. list na Thesalonzkich. Wobztajnozć. 297 </text:p>
      <text:p text:style-name="P1">4. So bych to same zjewił, kaž ja rěčeć dyrbju. </text:p>
      <text:p text:style-name="P1">5. Khodźće mudrje přećiwo tym, kotřiž wonkach su, a wukupće sebi sprawny čas. Eph. 5, 15. 16. </text:p>
      <text:p text:style-name="P1">6. Waša ryč budź přeco lubozna a ze selu začinjena, zo byšće wědźeli, kak wy jenemu kóždemu wotmołwić dyrbiće. Mark. 9, 50. </text:p>
      <text:p text:style-name="P1">7. Kak zo mnu steji, budźe wam wšitko k wědźenju činić Tychikus, tón luby bratr a swěrny wučomnik a sobuwotročk w tym Knjezu; Eph. 6, 21. </text:p>
      <text:p text:style-name="P1">8. Kotrehož teho dla sym k wam pósłał, zo by wón zhonił, kak so wam dźe, a waše wutroby troštował, </text:p>
      <text:p text:style-name="P1">9. S Onezimom, tym swěrnym a lubym bratrom, kiž je wot tych wašich; taj budźetaj wšitko, kak so nam tudy dźe, wam zjewić. Philem. št. 10. </text:p>
      <text:p text:style-name="P1">10. Wjele dobreho wam dawa prajić Ariztarchus, mój sobujaty, a Markus, Barnabasowy wuj, wot kotrehož wy někotre přikaznje sće dóstali (budźe-li wón k wam přińć, dha wzmiće jeho horje), Jap. zk. 19, 20. </text:p>
      <text:p text:style-name="P1">11. A Jezus, kotremuž Juzt rěkaju, kotřiž su z wobrězanja. Ći su jeno sami moji pomoznizy na Božim kralestwje, kotřiž tež mój trošt byli su. Jap. zk. 11, 2. </text:p>
      <text:p text:style-name="P1">12. Was postrowi Epaphras, kiž wot tych wašich je, tón wotročk Chrystusowy, kiž so přeco za was bědźi z modlitwami, zo byšće wobztali dokonjeni a dopjelnjeni we wšej woli Božej. St. 1,7. </text:p>
      <text:p text:style-name="P1">13. Ja swědču jemu, zo wón so jara prózuje za was a za tych, kotřiž su w Laodizeji a w Hierapoli. </text:p>
      <text:p text:style-name="P1">14. Wjele dobreho da wam powjedźić Lukaš, tón luby lěkaŕ, a Demas. 2 Tim. 4, 11. </text:p>
      <text:p text:style-name="P1">15. Prajće wjele dobreho tym bratram w Laodizeji a Nymphanej a jeho domjazej zhromadźiznje. Rom. 16, 5. </text:p>
      <text:p text:style-name="P1">16. A hdyž tón list pola was je pšelazowany, dha čińće, zo wón tež w Laodizejzkej wosadźe budźe lazowany, zo tež wy tón list, kiž z Laodizeje pisany je, byšće lazowali. </text:p>
      <text:p text:style-name="P1">17. Archippej pak rjekńće: Hladaj słužby, kotruž sy dóstał w tym Knjezu, zo by ju dopjelnił. Philem. št. 2. </text:p>
      <text:p text:style-name="P1">18. Postrowjenje wam dam ze swojej Pawołowej ruku. Spomńće na moje zwjazki. Hnada budź z wami. Hamjeń. List, na Kolosejzkich napisany a pósłany z Roma přez Tychika a přez Onezima.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6T17:07:03.724104621</dc:date>
    <meta:editing-duration>PT15M3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8" meta:paragraph-count="131" meta:word-count="2479" meta:character-count="14800" meta:non-whitespace-character-count="12345"/>
  </office:meta>
</office:document-meta>
</file>